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cm" svg:stroke-color="#0000ff" draw:marker-start-width="0.025cm" draw:marker-end-width="0.025cm" draw:fill="none" draw:textarea-horizontal-align="justify" draw:textarea-vertical-align="middle" draw:auto-grow-height="false" fo:min-height="9.741cm" fo:min-width="9.491cm" fo:padding-top="0.13cm" fo:padding-bottom="0.13cm" fo:padding-left="0.255cm" fo:padding-right="0.25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/>
  </office:automatic-styles>
  <office:body>
    <office:presentation>
      <draw:page draw:name="page1" draw:style-name="dp1" draw:master-page-name="Default" presentation:presentation-page-layout-name="AL1T0">
        <draw:custom-shape draw:name="arc_45deg_rotated" draw:style-name="gr1" draw:text-style-name="P1" draw:layer="layout" svg:width="20cm" svg:height="20cm" draw:transform="rotate (0.785398163397448) translate (0.5cm 8cm)">
          <text:p/>
          <draw:enhanced-geometry svg:viewBox="0 0 20 20" draw:text-areas="0 0 20 20" draw:type="non-primitive" draw:enhanced-path="M 0 0 X 10 10 20 20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956cm" svg:x="1cm" svg:y="3.442cm"/>
      <draw:page-thumbnail draw:layer="backgroundobjects" svg:width="9.294cm" svg:height="4.956cm" svg:x="1cm" svg:y="11.49cm"/>
      <draw:page-thumbnail draw:layer="backgroundobjects" svg:width="9.294cm" svg:height="4.956cm" svg:x="1cm" svg:y="19.538cm"/>
      <draw:page-thumbnail draw:layer="backgroundobjects" svg:width="9.294cm" svg:height="4.956cm" svg:x="11.295cm" svg:y="3.442cm"/>
      <draw:page-thumbnail draw:layer="backgroundobjects" svg:width="9.294cm" svg:height="4.956cm" svg:x="11.295cm" svg:y="11.49cm"/>
      <draw:page-thumbnail draw:layer="backgroundobjects" svg:width="9.294cm" svg:height="4.956cm" svg:x="11.295cm" svg:y="19.53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initial-creator>Regina Henschel</meta:initial-creator>
    <meta:creation-date>2018-12-15T14:44:20.576000000</meta:creation-date>
    <dc:date>2018-12-15T15:02:41.292000000</dc:date>
    <dc:creator>Regina Henschel</dc:creator>
    <meta:editing-duration>PT9M6S</meta:editing-duration>
    <meta:editing-cycles>5</meta:editing-cycles>
    <meta:generator>B_diverses/6.3.0.0.alpha0$Windows_X86_64 LibreOffice_project/6702323a10b16c3733da4f57e426d0a1247acf49</meta:generator>
    <meta:document-statistic meta:object-count="24"/>
  </office:meta>
</office:document-meta>
</file>